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9988*"/>
    </style:style>
    <style:style style:name="Table1.B" style:family="table-column">
      <style:table-column-properties style:column-width="14.42cm" style:rel-column-width="555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84">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Heading_20_2" style:master-page-name="">
      <style:paragraph-properties fo:text-align="start" style:justify-single-word="false" style:page-number="auto" fo:keep-with-next="always"/>
    </style:style>
    <style:style style:name="P19" style:family="paragraph" style:parent-style-name="Text_20_body" style:master-page-name="">
      <style:paragraph-properties fo:keep-together="always" style:page-number="auto"/>
    </style:style>
    <style:style style:name="P20" style:family="paragraph" style:parent-style-name="Standard" style:master-page-name="">
      <style:paragraph-properties fo:margin-top="0.3cm" fo:margin-bottom="0.199cm" style:page-number="auto" fo:keep-with-next="always"/>
    </style:style>
    <style:style style:name="P21" style:family="paragraph" style:parent-style-name="Standard" style:master-page-name="">
      <style:paragraph-properties fo:margin-top="0.3cm" fo:margin-bottom="0.199cm" style:page-number="auto"/>
    </style:style>
    <style:style style:name="P22" style:family="paragraph" style:parent-style-name="Standard">
      <style:paragraph-properties fo:keep-with-next="always"/>
    </style:style>
    <style:style style:name="P23" style:family="paragraph" style:parent-style-name="Text_20_body">
      <style:paragraph-properties fo:text-align="center" style:justify-single-word="false"/>
    </style:style>
    <style:style style:name="P24"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5"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6" style:family="paragraph" style:parent-style-name="Heading_20_1">
      <style:paragraph-properties fo:text-align="start" style:justify-single-word="false"/>
    </style:style>
    <style:style style:name="P27" style:family="paragraph" style:parent-style-name="Heading_20_1">
      <style:paragraph-properties fo:break-before="page"/>
    </style:style>
    <style:style style:name="P28" style:family="paragraph" style:parent-style-name="Heading">
      <style:paragraph-properties fo:text-align="center" style:justify-single-word="false"/>
    </style:style>
    <style:style style:name="P29" style:family="paragraph" style:parent-style-name="Preformatted_20_Text">
      <style:paragraph-properties fo:margin-left="2cm" fo:margin-right="0cm" fo:text-indent="0cm" style:auto-text-indent="false"/>
    </style:style>
    <style:style style:name="P30"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1" style:family="paragraph" style:parent-style-name="Preformatted_20_Text">
      <style:paragraph-properties fo:margin-left="2cm" fo:margin-right="0cm" fo:text-indent="0cm" style:auto-text-indent="false" fo:padding="0cm" fo:border="none"/>
      <style:text-properties style:font-name="courier" fo:font-size="10pt"/>
    </style:style>
    <style:style style:name="P32" style:family="paragraph" style:parent-style-name="Eiffel">
      <style:text-properties fo:color="#0000ff"/>
    </style:style>
    <style:style style:name="P33" style:family="paragraph" style:parent-style-name="Eiffel">
      <style:text-properties fo:color="#0000ff" fo:font-weight="bold" style:font-weight-asian="bold" style:font-weight-complex="bold"/>
    </style:style>
    <style:style style:name="P34" style:family="paragraph" style:parent-style-name="Eiffel">
      <style:text-properties fo:color="#993366"/>
    </style:style>
    <style:style style:name="P35" style:family="paragraph" style:parent-style-name="Eiffel">
      <style:text-properties fo:font-weight="bold" style:font-weight-asian="bold" style:font-weight-complex="bold"/>
    </style:style>
    <style:style style:name="P36" style:family="paragraph" style:parent-style-name="Eiffel">
      <style:text-properties style:font-name="courier" fo:font-size="9pt" style:font-size-asian="9pt" style:font-size-complex="9pt"/>
    </style:style>
    <style:style style:name="P37" style:family="paragraph" style:parent-style-name="Eiffel">
      <style:text-properties fo:font-size="9pt" style:font-size-asian="9pt" style:font-size-complex="9pt"/>
    </style:style>
    <style:style style:name="P38" style:family="paragraph" style:parent-style-name="Text_20_body">
      <style:paragraph-properties fo:margin-top="0cm" fo:margin-bottom="0cm"/>
    </style:style>
    <style:style style:name="P39" style:family="paragraph" style:parent-style-name="Standard">
      <style:paragraph-properties fo:margin-top="0.101cm" fo:margin-bottom="0.101cm"/>
    </style:style>
    <style:style style:name="P40" style:family="paragraph" style:parent-style-name="Standard" style:master-page-name="">
      <style:paragraph-properties fo:margin-top="0.101cm" fo:margin-bottom="0.101cm" style:page-number="auto" fo:keep-with-next="always"/>
    </style:style>
    <style:style style:name="P41" style:family="paragraph" style:parent-style-name="List_20_Contents">
      <style:paragraph-properties fo:margin-top="0cm" fo:margin-bottom="0.199cm"/>
    </style:style>
    <style:style style:name="P42" style:family="paragraph" style:parent-style-name="Heading_20_2">
      <style:paragraph-properties fo:text-align="start" style:justify-single-word="false"/>
    </style:style>
    <style:style style:name="P43" style:family="paragraph" style:parent-style-name="Standard" style:list-style-name="L5"/>
    <style:style style:name="P44" style:family="paragraph" style:parent-style-name="Standard" style:list-style-name="L7"/>
    <style:style style:name="P45" style:family="paragraph" style:parent-style-name="Standard" style:list-style-name="L4"/>
    <style:style style:name="P46" style:family="paragraph" style:parent-style-name="Standard" style:list-style-name="L5">
      <style:paragraph-properties fo:margin-top="0cm" fo:margin-bottom="0cm"/>
    </style:style>
    <style:style style:name="P47" style:family="paragraph" style:parent-style-name="Standard" style:list-style-name="L7">
      <style:paragraph-properties fo:margin-top="0cm" fo:margin-bottom="0cm"/>
    </style:style>
    <style:style style:name="P48" style:family="paragraph" style:parent-style-name="Standard" style:list-style-name="L4">
      <style:paragraph-properties fo:margin-top="0cm" fo:margin-bottom="0cm"/>
    </style:style>
    <style:style style:name="P49" style:family="paragraph" style:parent-style-name="Standard">
      <style:paragraph-properties fo:margin-top="0.101cm" fo:margin-bottom="0.101cm"/>
    </style:style>
    <style:style style:name="P50" style:family="paragraph" style:parent-style-name="Standard" style:list-style-name="L11">
      <style:paragraph-properties fo:margin-top="0.101cm" fo:margin-bottom="0.101cm"/>
    </style:style>
    <style:style style:name="P51" style:family="paragraph" style:parent-style-name="Standard" style:list-style-name="L4">
      <style:paragraph-properties fo:margin-top="0.199cm" fo:margin-bottom="0.199cm"/>
    </style:style>
    <style:style style:name="P52" style:family="paragraph" style:parent-style-name="Table_20_Contents" style:list-style-name="L8"/>
    <style:style style:name="P53" style:family="paragraph" style:parent-style-name="Table_20_Contents" style:list-style-name="L9"/>
    <style:style style:name="P54" style:family="paragraph" style:parent-style-name="Table_20_Contents" style:list-style-name="L10"/>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1">
      <style:paragraph-properties fo:margin-top="0cm" fo:margin-bottom="0cm" fo:padding="0cm" fo:border="none"/>
    </style:style>
    <style:style style:name="P58" style:family="paragraph" style:parent-style-name="Text_20_body" style:list-style-name="L2">
      <style:paragraph-properties fo:margin-top="0cm" fo:margin-bottom="0cm"/>
    </style:style>
    <style:style style:name="P59" style:family="paragraph" style:parent-style-name="Text_20_body" style:list-style-name="L3">
      <style:paragraph-properties fo:margin-top="0cm" fo:margin-bottom="0cm"/>
    </style:style>
    <style:style style:name="P60" style:family="paragraph" style:parent-style-name="Text_20_body" style:list-style-name="L1">
      <style:paragraph-properties fo:padding="0cm" fo:border="none"/>
    </style:style>
    <style:style style:name="P61" style:family="paragraph" style:parent-style-name="Heading" style:master-page-name="HTML">
      <style:paragraph-properties fo:text-align="center" style:justify-single-word="false" style:page-number="auto"/>
    </style:style>
    <style:style style:name="P62" style:family="paragraph" style:parent-style-name="Heading_20_3">
      <style:paragraph-properties fo:text-align="start" style:justify-single-word="false"/>
    </style:style>
    <style:style style:name="P63" style:family="paragraph" style:parent-style-name="List_20_Contents" style:list-style-name="L4"/>
    <style:style style:name="P64" style:family="paragraph" style:parent-style-name="List_20_Contents" style:list-style-name="L4">
      <style:paragraph-properties fo:margin-top="0cm" fo:margin-bottom="0.499cm"/>
    </style:style>
    <style:style style:name="P65" style:family="paragraph" style:parent-style-name="List_20_Contents" style:list-style-name="L4">
      <style:paragraph-properties fo:margin-top="0cm" fo:margin-bottom="0.499cm" fo:text-align="center" style:justify-single-word="false"/>
    </style:style>
    <style:style style:name="P66" style:family="paragraph" style:parent-style-name="List_20_Contents" style:list-style-name="L4">
      <style:paragraph-properties fo:margin-top="0cm" fo:margin-bottom="0.499cm" fo:text-align="start" style:justify-single-word="false"/>
    </style:style>
    <style:style style:name="P67" style:family="paragraph" style:parent-style-name="List_20_Contents" style:list-style-name="L12">
      <style:paragraph-properties fo:margin-top="0cm" fo:margin-bottom="0.499cm"/>
    </style:style>
    <style:style style:name="P68" style:family="paragraph" style:parent-style-name="List_20_Contents" style:list-style-name="L6" style:master-page-name="">
      <style:paragraph-properties fo:margin-top="0cm" fo:margin-bottom="0cm" style:page-number="auto"/>
    </style:style>
    <style:style style:name="P69" style:family="paragraph" style:parent-style-name="List_20_Contents" style:list-style-name="L12" style:master-page-name="">
      <style:paragraph-properties fo:margin-top="0cm" fo:margin-bottom="0cm" style:page-number="auto"/>
    </style:style>
    <style:style style:name="P70" style:family="paragraph" style:parent-style-name="List_20_Contents" style:list-style-name="L6">
      <style:paragraph-properties fo:margin-top="0cm" fo:margin-bottom="0cm"/>
    </style:style>
    <style:style style:name="P71" style:family="paragraph" style:parent-style-name="List_20_Contents" style:list-style-name="L12">
      <style:paragraph-properties fo:margin-top="0cm" fo:margin-bottom="0cm"/>
    </style:style>
    <style:style style:name="P72" style:family="paragraph" style:parent-style-name="List_20_Contents" style:list-style-name="L4">
      <style:paragraph-properties fo:text-align="start" style:justify-single-word="false" fo:padding="0cm" fo:border="none"/>
      <style:text-properties style:font-name="courier" fo:font-size="10pt"/>
    </style:style>
    <style:style style:name="P73" style:family="paragraph" style:parent-style-name="List_20_Contents" style:list-style-name="L4">
      <style:paragraph-properties fo:margin-left="0cm" fo:margin-right="0cm" fo:text-indent="0cm" style:auto-text-indent="false"/>
    </style:style>
    <style:style style:name="P74" style:family="paragraph" style:parent-style-name="Eiffel" style:list-style-name="L4"/>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Numbering_20_Symbols" text:bullet-char="◦">
        <style:list-level-properties text:space-before="1.995cm" text:min-label-width="0.499cm"/>
      </text:list-level-style-bullet>
      <text:list-level-style-bullet text:level="3" text:style-name="Numbering_20_Symbols"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ECLI Tutorial</text:p>
      <text:p text:style-name="P23">Paul G. Crismer</text:p>
      <text:p text:style-name="P23">pgcrism @ users.sourceforge.net</text:p>
      <text:p text:style-name="Text_20_body">December 20, 2010.</text:p>
      <text:p text:style-name="P28">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h text:style-name="Heading_20_1" text:outline-level="1">Table of Content</text:h>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7">Table of Content<text:tab/>1</text:p>
          <text:p text:style-name="P77">Introduction<text:tab/>2</text:p>
          <text:p text:style-name="P75">What is ECLI ?<text:tab/>2</text:p>
          <text:p text:style-name="P75">Why use ECLI ?<text:tab/>2</text:p>
          <text:p text:style-name="P75">Related work<text:tab/>3</text:p>
          <text:p text:style-name="P75">About this tutorial<text:tab/>3</text:p>
          <text:p text:style-name="P77">ODBC/CLI Background<text:tab/>4</text:p>
          <text:p text:style-name="P75">Layers<text:tab/>4</text:p>
          <text:p text:style-name="P75">Data Source<text:tab/>4</text:p>
          <text:p text:style-name="P75">SQL Syntax<text:tab/>4</text:p>
          <text:p text:style-name="P76">Data Definition Language : create an maintain database schema.<text:tab/>4</text:p>
          <text:p text:style-name="P76">Data Manipulation Language : select, insert and update data.<text:tab/>5</text:p>
          <text:p text:style-name="P76">Escape sequences<text:tab/>5</text:p>
          <text:p text:style-name="P77">Architecture at first glance<text:tab/>6</text:p>
          <text:p text:style-name="P77">Your first database session<text:tab/>7</text:p>
          <text:p text:style-name="P77">Status checking and error handling<text:tab/>8</text:p>
          <text:p text:style-name="P75">Base information<text:tab/>8</text:p>
          <text:p text:style-name="P75">Fine information<text:tab/>8</text:p>
          <text:p text:style-name="P75">Good to know<text:tab/>8</text:p>
          <text:p text:style-name="P77">Statement execution<text:tab/>10</text:p>
          <text:p text:style-name="P77">Getting results<text:tab/>11</text:p>
          <text:p text:style-name="P75">About database data types<text:tab/>11</text:p>
          <text:p text:style-name="P75">Scanning a result-set<text:tab/>13</text:p>
          <text:p text:style-name="P75">Getting long data<text:tab/>14</text:p>
          <text:p text:style-name="P76">Length known before transfer<text:tab/>14</text:p>
          <text:p text:style-name="P76">Length unknown before transfer<text:tab/>14</text:p>
          <text:p text:style-name="P77">Getting result-set metadata<text:tab/>15</text:p>
          <text:p text:style-name="P77">Stored procedures<text:tab/>16</text:p>
          <text:p text:style-name="P77">Transactions<text:tab/>16</text:p>
          <text:p text:style-name="P77"><text:soft-page-break/>Parameterized statements<text:tab/>17</text:p>
          <text:p text:style-name="P77">Tracing<text:tab/>19</text:p>
          <text:p text:style-name="P75">ECLI Tracing<text:tab/>19</text:p>
          <text:p text:style-name="P75">ODBC API Tracing<text:tab/>20</text:p>
          <text:p text:style-name="P77">Optimizing for "performance"<text:tab/>20</text:p>
          <text:p text:style-name="P75">Use database indexes<text:tab/>20</text:p>
          <text:p text:style-name="P75">Parameterize and prepare statements<text:tab/>20</text:p>
          <text:p text:style-name="P75">Garbage Collection of ECLI objects<text:tab/>21</text:p>
          <text:p text:style-name="P76">Open<text:tab/>22</text:p>
          <text:p text:style-name="P76">Close<text:tab/>22</text:p>
          <text:p text:style-name="P77">Other ECLI goodies that are not addressed by this tutorial<text:tab/>22</text:p>
          <text:p text:style-name="P75">Buffer factories<text:tab/>22</text:p>
          <text:p text:style-name="P75">Bulk or arrayed read/write<text:tab/>22</text:p>
          <text:p text:style-name="P75">Querying metadata<text:tab/>22</text:p>
          <text:p text:style-name="P77">Conclusion<text:tab/>22</text:p>
          <text:p text:style-name="P75">Summary of changes<text:tab/>23</text:p>
        </text:index-body>
      </text:table-of-content>
      <text:p text:style-name="Text_20_body"/>
      <text:list xml:id="list4584098559965071193" text:style-name="L1">
        <text:list-item>
          <text:p text:style-name="P57"><text:a xlink:type="simple" xlink:href="#Introduction">Introduction</text:a> </text:p>
        </text:list-item>
        <text:list-item>
          <text:p text:style-name="P57"><text:a xlink:type="simple" xlink:href="#ODBCCLI">ODBC/CLI Background</text:a> </text:p>
        </text:list-item>
        <text:list-item>
          <text:p text:style-name="P57"><text:a xlink:type="simple" xlink:href="#Archi_0">Architecture at first glance</text:a> </text:p>
        </text:list-item>
        <text:list-item>
          <text:p text:style-name="P57"><text:a xlink:type="simple" xlink:href="#Yourfirstdatabase">Your first database session</text:a> </text:p>
        </text:list-item>
        <text:list-item>
          <text:p text:style-name="P57"><text:a xlink:type="simple" xlink:href="#Statuscheckinganderror">Status checking and error handling</text:a> </text:p>
        </text:list-item>
        <text:list-item>
          <text:p text:style-name="P57"><text:a xlink:type="simple" xlink:href="#StatementExec">Statement execution</text:a> </text:p>
        </text:list-item>
        <text:list-item>
          <text:p text:style-name="P57"><text:a xlink:type="simple" xlink:href="#GettingResults">Getting results</text:a> </text:p>
        </text:list-item>
        <text:list-item>
          <text:p text:style-name="P57"><text:a xlink:type="simple" xlink:href="#Getting%20esult-setmetadata">Getting result-set metadata</text:a> </text:p>
        </text:list-item>
        <text:list-item>
          <text:p text:style-name="P57"><text:a xlink:type="simple" xlink:href="#Stored_procedures">Stored Procedures</text:a> </text:p>
        </text:list-item>
        <text:list-item>
          <text:p text:style-name="P57"><text:a xlink:type="simple" xlink:href="#Transactions">Transactions</text:a> </text:p>
        </text:list-item>
        <text:list-item>
          <text:p text:style-name="P57"><text:a xlink:type="simple" xlink:href="#ParameterizedStmts">Parameterized statements</text:a> </text:p>
        </text:list-item>
        <text:list-item>
          <text:p text:style-name="P57"><text:a xlink:type="simple" xlink:href="#Tracing_">Tracing</text:a> </text:p>
        </text:list-item>
        <text:list-item>
          <text:p text:style-name="P57"><text:a xlink:type="simple" xlink:href="#OptimizingforPerformance">Optimizing for "performance"</text:a> </text:p>
        </text:list-item>
        <text:list-item>
          <text:p text:style-name="P57"><text:a xlink:type="simple" xlink:href="#ECLI_goodies">Other ECLI goodies that are not addressed by this tutorial</text:a></text:p>
        </text:list-item>
        <text:list-item>
          <text:p text:style-name="P60"><text:a xlink:type="simple" xlink:href="#Conclusion">Conclusion</text:a> </text:p>
        </text:list-item>
      </text:list>
      <text:h text:style-name="Heading_20_1" text:outline-level="1"><text:bookmark text:name="Introduction"/>Introduction</text:h>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6910654832077006166" text:style-name="L2">
        <text:list-item>
          <text:p text:style-name="P58">The X/Open CAE specification Data Management: SQL Call-Level Interface (CLI) </text:p>
        </text:list-item>
        <text:list-item>
          <text:p text:style-name="P55">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5508282195717123249" text:style-name="L3">
        <text:list-item>
          <text:p text:style-name="P59"><text:a xlink:type="simple" xlink:href="../index.html">ECLI presentation</text:a> </text:p>
        </text:list-item>
        <text:list-item>
          <text:p text:style-name="P56"><text:a xlink:type="simple" xlink:href="http://www.unixodbc.org/">UnixODBC</text:a> provides information about ODBC and its Unix/Linux implementation. </text:p>
        </text:list-item>
      </text:list>
      <text:h text:style-name="Heading_20_2" text:outline-level="2">Why use ECLI ?</text:h>
      <text:p text:style-name="P19">If you want a simple access to relational databases, ECLI is for you. It allows writing Eiffel database applications that have the following characteristics :  </text:p>
      <text:p text:style-name="P11">Multiplatform</text:p>
      <text:p text:style-name="List_20_Contents">it uses a standard API, available on various platforms : Windows, Unix, Linux </text:p>
      <text:p text:style-name="P11"><text:soft-page-break/>Multicompiler</text:p>
      <text:p text:style-name="List_20_Contents">it uses as portable Eiffel as possible, and has already been tested using </text:p>
      <text:list xml:id="list6121638432481124979" text:style-name="L4">
        <text:list-item>
          <text:p text:style-name="P63">ISE Eiffel 6.2, 6.3 and </text:p>
        </text:list-item>
        <text:list-item>
          <text:p text:style-name="P64">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h text:style-name="Heading_20_1" text:outline-level="1"/>
      <text:h text:style-name="P27" text:outline-level="1"><text:bookmark text:name="ODBCCLI"/>ODBC/CLI Background</text:h>
      <text:h text:style-name="Heading_20_2" text:outline-level="2">Layers</text:h>
      <text:p text:style-name="Standard">ODBC/CLI applications have 3 layers </text:p>
      <text:list xml:id="list3152548563971814851" text:style-name="L5">
        <text:list-item>
          <text:p text:style-name="P46">Application </text:p>
        </text:list-item>
        <text:list-item>
          <text:p text:style-name="P46">Driver Management </text:p>
        </text:list-item>
        <text:list-item>
          <text:p text:style-name="P43">Driver </text:p>
        </text:list-item>
      </text:list>
      <text:p text:style-name="Standard">You provide the first layer. The second and third layers are provided by ODBC/CLI run-time and configuration. </text:p>
      <text:list xml:id="list38402513" text:continue-list="list6121638432481124979" text:style-name="L4">
        <text:list-header>
          <text:p text:style-name="P65"><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093223642510266134" text:style-name="L6">
        <text:list-item>
          <text:p text:style-name="P68">A driver </text:p>
        </text:list-item>
        <text:list-item>
          <text:p text:style-name="P70">A host-name or file-name </text:p>
        </text:list-item>
        <text:list-item>
          <text:p text:style-name="P70">A port number </text:p>
        </text:list-item>
        <text:list-item>
          <text:p text:style-name="P70">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42" text:outline-level="2">SQL Syntax</text:h>
      <text:p text:style-name="Standard">CLI/ODBC defines a "standard" SQL syntax, which is a subset of the SQL-92 standard. </text:p>
      <text:h text:style-name="P62"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2"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2" text:outline-level="3">Escape sequences</text:h>
      <text:p text:style-name="Standard">Some escape sequences have been defined in ODBC to express things in a database-neutral way :</text:p>
      <text:list xml:id="list7699315081407523718" text:style-name="L7">
        <text:list-item>
          <text:p text:style-name="P47">Date, time, timestamp literals </text:p>
        </text:list-item>
        <text:list-item>
          <text:p text:style-name="P47">Stored Procedure calls </text:p>
        </text:list-item>
        <text:list-item>
          <text:p text:style-name="P44">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8396619" text:continue-list="list38402513" text:style-name="L4">
        <text:list-header>
          <text:p text:style-name="P66"/>
        </text:list-header>
      </text:list>
      <text:h text:style-name="Heading_20_1" text:outline-level="1"/>
      <text:h text:style-name="P27" text:outline-level="1"><text:bookmark text:name="Archi_0"/>Architecture at first glance</text:h>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h text:style-name="Heading_20_1" text:outline-level="1"/>
      <text:h text:style-name="P27" text:outline-level="1"><text:bookmark text:name="Yourfirstdatabase"/>Your first database session</text:h>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3">else</text:p>
      <text:p text:style-name="Eiffel"><text:s text:c="8"/><text:span text:style-name="T8">handle_error (session)</text:span></text:p>
      <text:p text:style-name="P33">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h text:style-name="Heading_20_1" text:outline-level="1"/>
      <text:h text:style-name="P27" text:outline-level="1"><text:bookmark text:name="Statuscheckinganderror"/>Status checking and error handling</text:h>
      <text:p text:style-name="Standard">All sensible ECLI classes inherit from the ECLI_STATUS class, which provides status checking and error handling. </text:p>
      <text:h text:style-name="Heading_20_2" text:outline-level="2">Base information</text:h>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1767779351726545656" text:style-name="L8">
              <text:list-item>
                <text:p text:style-name="P52">State  </text:p>
              </text:list-item>
            </text:list>
          </table:table-cell>
          <table:table-cell table:style-name="Tableau6.A1" office:value-type="string">
            <text:p text:style-name="P41">ODBC/CLI works as a state machine. The state information is a five character string that identifies the current state. </text:p>
          </table:table-cell>
        </table:table-row>
        <table:table-row>
          <table:table-cell table:style-name="Tableau6.A1" office:value-type="string">
            <text:list xml:id="list2940936434898799332" text:style-name="L9">
              <text:list-item>
                <text:p text:style-name="P53">Native code  </text:p>
              </text:list-item>
            </text:list>
          </table:table-cell>
          <table:table-cell table:style-name="Tableau6.A1" office:value-type="string">
            <text:p text:style-name="P41">Integer code which is the native database error code. Codes from an Oracle driver are different from codes from a PostgreSQL driver. </text:p>
          </table:table-cell>
        </table:table-row>
        <table:table-row>
          <table:table-cell table:style-name="Tableau6.A1" office:value-type="string">
            <text:list xml:id="list5502027622597244985" text:style-name="L10">
              <text:list-item>
                <text:p text:style-name="P54">Diagnostic  </text:p>
              </text:list-item>
            </text:list>
          </table:table-cell>
          <table:table-cell table:style-name="Tableau6.A1" office:value-type="string">
            <text:p text:style-name="P41">String that "explains" what happened. Beware : with some drivers this message can be empty, even if an error occurred. </text:p>
          </table:table-cell>
        </table:table-row>
      </table:table>
      <text:p text:style-name="P15">A basic status handling <text:s/>routine would look like this : <text:bookmark text:name="code"/></text:p>
      <text:p text:style-name="P37"><text:s/><text:span text:style-name="T7">handle_status (status : </text:span><text:span text:style-name="T13">ECLI_STATUS</text:span><text:span text:style-name="T7">) </text:span><text:span text:style-name="T15">is</text:span></text:p>
      <text:p text:style-name="P37"><text:s text:c="8"/><text:span text:style-name="T15">do</text:span></text:p>
      <text:p text:style-name="P37"><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7"><text:s text:c="24"/><text:span text:style-name="T7">print (status.</text:span><text:span text:style-name="T9">cli_state</text:span><text:span text:style-name="T7">)</text:span></text:p>
      <text:p text:style-name="P37"><text:s text:c="24"/><text:span text:style-name="T7">print (status.</text:span><text:span text:style-name="T9">native_code</text:span><text:span text:style-name="T7">)</text:span></text:p>
      <text:p text:style-name="P37"><text:s text:c="24"/><text:span text:style-name="T7">print (status.</text:span><text:span text:style-name="T9">diagnostic_message</text:span><text:span text:style-name="T7">)</text:span></text:p>
      <text:p text:style-name="P37"><text:s text:c="16"/><text:span text:style-name="T15">end</text:span></text:p>
      <text:p text:style-name="Eiffel"><text:s text:c="8"/>end</text:p>
      <text:h text:style-name="Heading_20_2" text:outline-level="2">Fine information</text:h>
      <text:p text:style-name="P15">Fine diagnostic messages are provided through an `error_handler' object of type ECLI_ERROR_HANLDER (descendant of UT_ERROR_HANDLER).</text:p>
      <text:p text:style-name="P39">It is possible to set a custom error handler (for example writing diagnostics to some file) by calling the `set_error_handler' command.</text:p>
      <text:p text:style-name="P39">ECLI_ERROR_HANDLER provides the feature 'report_diagnostics' that is called for every ODBC diagnostic that is retrieved.</text:p>
      <text:p text:style-name="P39">An ODBC API call can lead to multiple diagnostic informations.</text:p>
      <text:list xml:id="list8752788418384527210" text:style-name="L11">
        <text:list-item>
          <text:p text:style-name="P50">{ECLI_ERROR_HANDLER}.report_diagnostics is called for each diagnostic.</text:p>
        </text:list-item>
        <text:list-item>
          <text:p text:style-name="P50">ECLI_STATUS attributes (cli_state, native_code, diagnostic_message) only store the last information got from the diagnostics.</text:p>
        </text:list-item>
      </text:list>
      <text:p text:style-name="P39"/>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ext:soft-page-break/>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h text:style-name="P27" text:outline-level="1"><text:bookmark text:name="StatementExec"/>Statement execution</text:h>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2"/>
      <text:p text:style-name="Eiffel">…</text:p>
      <text:p text:style-name="Eiffel"/>
      <text:p text:style-name="Eiffel"><text:span text:style-name="T12">create</text:span> stmt.make (session)</text:p>
      <text:p text:style-name="Eiffel">-- DDL statement</text:p>
      <text:p text:style-name="Eiffel">stmt.set_sql ("[</text:p>
      <text:p text:style-name="P34"><text:s text:c="4"/>create table COPY (</text:p>
      <text:p text:style-name="P34"><text:s text:c="7"/>isbn VARCHAR(14),</text:p>
      <text:p text:style-name="P34"><text:s text:c="7"/>serial_number INTEGER,</text:p>
      <text:p text:style-name="P34"><text:s text:c="7"/>purchased DATE,</text:p>
      <text:p text:style-name="P34"><text:s text:c="7"/>price FLOAT,</text:p>
      <text:p text:style-name="P34"><text:s text:c="7"/>loc_store INTEGER,</text:p>
      <text:p text:style-name="P34"><text:s text:c="7"/>loc_shelf INTEGER,</text:p>
      <text:p text:style-name="P34"><text:s text:c="7"/>loc_row INTEGER,</text:p>
      <text:p text:style-name="P34"><text:s text:c="7"/>borrower INTEGER,</text:p>
      <text:p text:style-name="P34"><text:s text:c="7"/>borrow_time TIMESTAMP</text:p>
      <text:p text:style-name="P34"><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4"><text:s text:c="4"/>INSERT INTO COPY </text:p>
      <text:p text:style-name="P34"><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h text:style-name="Heading_20_1" text:outline-level="1"><text:bookmark text:name="GettingResults"/><text:soft-page-break/>Getting results</text:h>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9"><text:span text:style-name="T1">ECLI</text:span> </text:p>
          </table:table-cell>
          <table:table-cell table:style-name="Tableau9.A1" office:value-type="string">
            <text:p text:style-name="P9"><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4">ECLI_CHAR</text:p>
          </table:table-cell>
          <table:table-cell table:style-name="Tableau9.A2" office:value-type="string">
            <text:p text:style-name="P24">CHAR (n); 1 &lt;= n &lt; max_char</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VARCHAR</text:p>
          </table:table-cell>
          <table:table-cell table:style-name="Tableau9.A2" office:value-type="string">
            <text:p text:style-name="P24">VARCHAR (n); 1 &lt;= n &lt; max_varchar</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LONGVARCHAR</text:p>
          </table:table-cell>
          <table:table-cell table:style-name="Tableau9.A2" office:value-type="string">
            <text:p text:style-name="P24">LONGVARCHAR (n); 1 &lt;= n &lt;= max_longvarchar</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FILE_VARCHAR</text:p>
          </table:table-cell>
          <table:table-cell table:style-name="Tableau9.A2" office:value-type="string">
            <text:p text:style-name="P24">VARCHAR (n)</text:p>
          </table:table-cell>
          <table:table-cell table:style-name="Tableau9.A2" office:value-type="string">
            <text:p text:style-name="P24">KI_BINARY_INPUT_FILE, KI_BINARY_OUTPUT_FILE</text:p>
          </table:table-cell>
          <table:table-cell table:style-name="Tableau9.D2" office:value-type="string">
            <text:p text:style-name="P25">input_file, output_file</text:p>
          </table:table-cell>
        </table:table-row>
        <table:table-row>
          <table:table-cell table:style-name="Tableau9.A2" office:value-type="string">
            <text:p text:style-name="P24">ECLI_FILE_LONGVARCHAR</text:p>
          </table:table-cell>
          <table:table-cell table:style-name="Tableau9.A2" office:value-type="string">
            <text:p text:style-name="P24">LONGVARCHAR (n)</text:p>
          </table:table-cell>
          <table:table-cell table:style-name="Tableau9.A2" office:value-type="string">
            <text:p text:style-name="P24">KI_BINARY_INPUT_FILE, KI_BINARY_OUTPUT_FILE</text:p>
          </table:table-cell>
          <table:table-cell table:style-name="Tableau9.D2" office:value-type="string">
            <text:p text:style-name="P25">input_file, output_file</text:p>
          </table:table-cell>
        </table:table-row>
        <table:table-row>
          <table:table-cell table:style-name="Tableau9.A2" office:value-type="string">
            <text:p text:style-name="P24">ECLI_INTEGER</text:p>
          </table:table-cell>
          <table:table-cell table:style-name="Tableau9.A2" office:value-type="string">
            <text:p text:style-name="P24">INTEGER</text:p>
          </table:table-cell>
          <table:table-cell table:style-name="Tableau9.A2" office:value-type="string">
            <text:p text:style-name="P24">INTEGER</text:p>
          </table:table-cell>
          <table:table-cell table:style-name="Tableau9.D2" office:value-type="string">
            <text:p text:style-name="P25">as_integer</text:p>
          </table:table-cell>
        </table:table-row>
        <table:table-row>
          <table:table-cell table:style-name="Tableau9.A2" office:value-type="string">
            <text:p text:style-name="P24">ECLI_INTEGER_64* availability depends on database driver</text:p>
          </table:table-cell>
          <table:table-cell table:style-name="Tableau9.A2" office:value-type="string">
            <text:p text:style-name="P24">BIGINT or NUMERIC(n) where 10 &lt;= n &lt;= 18 </text:p>
          </table:table-cell>
          <table:table-cell table:style-name="Tableau9.A2" office:value-type="string">
            <text:p text:style-name="P24">INTEGER_64</text:p>
          </table:table-cell>
          <table:table-cell table:style-name="Tableau9.D2" office:value-type="string">
            <text:p text:style-name="P25">as_integer_64</text:p>
          </table:table-cell>
        </table:table-row>
        <table:table-row>
          <table:table-cell table:style-name="Tableau9.A2" office:value-type="string">
            <text:p text:style-name="P24">ECLI_DECIMAL</text:p>
          </table:table-cell>
          <table:table-cell table:style-name="Tableau9.A2" office:value-type="string">
            <text:p text:style-name="P24">DECIMAL</text:p>
          </table:table-cell>
          <table:table-cell table:style-name="Tableau9.A2" office:value-type="string">
            <text:p text:style-name="P24">MA_DECIMAL</text:p>
          </table:table-cell>
          <table:table-cell table:style-name="Tableau9.D2" office:value-type="string">
            <text:p text:style-name="P25">as_decimal</text:p>
          </table:table-cell>
        </table:table-row>
        <table:table-row>
          <table:table-cell table:style-name="Tableau9.A2" office:value-type="string">
            <text:p text:style-name="P24">ECLI_FLOAT</text:p>
          </table:table-cell>
          <table:table-cell table:style-name="Tableau9.A2" office:value-type="string">
            <text:p text:style-name="P24">FLOAT</text:p>
          </table:table-cell>
          <table:table-cell table:style-name="Tableau9.A2" office:value-type="string">
            <text:p text:style-name="P24">DOUBLE</text:p>
          </table:table-cell>
          <table:table-cell table:style-name="Tableau9.D2" office:value-type="string">
            <text:p text:style-name="P25">as_double</text:p>
          </table:table-cell>
        </table:table-row>
        <table:table-row>
          <table:table-cell table:style-name="Tableau9.A2" office:value-type="string">
            <text:p text:style-name="P24">ECLI_DOUBLE</text:p>
          </table:table-cell>
          <table:table-cell table:style-name="Tableau9.A2" office:value-type="string">
            <text:p text:style-name="P24">DOUBLE</text:p>
          </table:table-cell>
          <table:table-cell table:style-name="Tableau9.A2" office:value-type="string">
            <text:p text:style-name="P24">DOUBLE</text:p>
          </table:table-cell>
          <table:table-cell table:style-name="Tableau9.D2" office:value-type="string">
            <text:p text:style-name="P25">as_double</text:p>
          </table:table-cell>
        </table:table-row>
        <table:table-row>
          <table:table-cell table:style-name="Tableau9.A2" office:value-type="string">
            <text:p text:style-name="P24">ECLI_REAL</text:p>
          </table:table-cell>
          <table:table-cell table:style-name="Tableau9.A2" office:value-type="string">
            <text:p text:style-name="P24">REAL</text:p>
          </table:table-cell>
          <table:table-cell table:style-name="Tableau9.A2" office:value-type="string">
            <text:p text:style-name="P24">REAL</text:p>
          </table:table-cell>
          <table:table-cell table:style-name="Tableau9.D2" office:value-type="string">
            <text:p text:style-name="P25">as_real</text:p>
          </table:table-cell>
        </table:table-row>
        <table:table-row>
          <table:table-cell table:style-name="Tableau9.A2" office:value-type="string">
            <text:p text:style-name="P24">ECLI_DATE</text:p>
          </table:table-cell>
          <table:table-cell table:style-name="Tableau9.A2" office:value-type="string">
            <text:p text:style-name="P24">DATE</text:p>
          </table:table-cell>
          <table:table-cell table:style-name="Tableau9.A2" office:value-type="string">
            <text:p text:style-name="P24">DT_DATE (Gobo)</text:p>
          </table:table-cell>
          <table:table-cell table:style-name="Tableau9.D2" office:value-type="string">
            <text:p text:style-name="P25">as_date</text:p>
          </table:table-cell>
        </table:table-row>
        <table:table-row>
          <table:table-cell table:style-name="Tableau9.A2" office:value-type="string">
            <text:p text:style-name="P24">ECLI_TIMESTAMP</text:p>
          </table:table-cell>
          <table:table-cell table:style-name="Tableau9.A2" office:value-type="string">
            <text:p text:style-name="P24">TIMESTAMP</text:p>
          </table:table-cell>
          <table:table-cell table:style-name="Tableau9.A2" office:value-type="string">
            <text:p text:style-name="P24">DT_DATE_TIME (Gobo)</text:p>
          </table:table-cell>
          <table:table-cell table:style-name="Tableau9.D2" office:value-type="string">
            <text:p text:style-name="P25">as_timestamp</text:p>
          </table:table-cell>
        </table:table-row>
        <table:table-row>
          <table:table-cell table:style-name="Tableau9.A15" office:value-type="string">
            <text:p text:style-name="P24">ECLI_TIME</text:p>
          </table:table-cell>
          <table:table-cell table:style-name="Tableau9.A15" office:value-type="string">
            <text:p text:style-name="P24">TIME</text:p>
          </table:table-cell>
          <table:table-cell table:style-name="Tableau9.A15" office:value-type="string">
            <text:p text:style-name="P24">DT_TIME (Gobo)</text:p>
          </table:table-cell>
          <table:table-cell table:style-name="Tableau9.D2" office:value-type="string">
            <text:p text:style-name="P25">as_time</text:p>
          </table:table-cell>
        </table:table-row>
        <table:table-row>
          <table:table-cell table:style-name="Tableau9.A2" office:value-type="string">
            <text:p text:style-name="P24">ECLI_BINARY</text:p>
          </table:table-cell>
          <table:table-cell table:style-name="Tableau9.A2" office:value-type="string">
            <text:p text:style-name="P24">BINARY (n)</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VARBINARY</text:p>
          </table:table-cell>
          <table:table-cell table:style-name="Tableau9.A2" office:value-type="string">
            <text:p text:style-name="P24">VARBINARY (n)</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LONGVARBINARY</text:p>
          </table:table-cell>
          <table:table-cell table:style-name="Tableau9.A2" office:value-type="string">
            <text:p text:style-name="P24">LONGVARBINARY (n)</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FILE_VARBINARY</text:p>
          </table:table-cell>
          <table:table-cell table:style-name="Tableau9.A2" office:value-type="string">
            <text:p text:style-name="P24">VARBINARY (n)</text:p>
          </table:table-cell>
          <table:table-cell table:style-name="Tableau9.A2" office:value-type="string">
            <text:p text:style-name="P24">KI_BINARY_INPUT_FILE, KI_BINARY_OUTPUT_FILE</text:p>
          </table:table-cell>
          <table:table-cell table:style-name="Tableau9.D2" office:value-type="string">
            <text:p text:style-name="P25">input_file, output_file</text:p>
          </table:table-cell>
        </table:table-row>
        <table:table-row>
          <table:table-cell table:style-name="Tableau9.A2" office:value-type="string">
            <text:p text:style-name="P24">ECLI_FILE_LONGVARBINARY</text:p>
          </table:table-cell>
          <table:table-cell table:style-name="Tableau9.A2" office:value-type="string">
            <text:p text:style-name="P24">LONGVARBINARY (n)</text:p>
          </table:table-cell>
          <table:table-cell table:style-name="Tableau9.A2" office:value-type="string">
            <text:p text:style-name="P24">KI_BINARY_INPUT_FILE, <text:soft-page-break/>KI_BINARY_OUTPUT_FILE</text:p>
          </table:table-cell>
          <table:table-cell table:style-name="Tableau9.D2" office:value-type="string">
            <text:p text:style-name="P25">input_file, output_file</text:p>
          </table:table-cell>
        </table:table-row>
        <table:table-row>
          <table:table-cell table:style-name="Tableau9.A2" office:value-type="string">
            <text:p text:style-name="P24">ECLI_STRING_LONGVARCHAR</text:p>
          </table:table-cell>
          <table:table-cell table:style-name="Tableau9.A2" office:value-type="string">
            <text:p text:style-name="P24">LONGVARCHAR</text:p>
          </table:table-cell>
          <table:table-cell table:style-name="Tableau9.A2" office:value-type="string">
            <text:p text:style-name="P24">STRING</text:p>
          </table:table-cell>
          <table:table-cell table:style-name="Tableau9.D2" office:value-type="string">
            <text:p text:style-name="P25">as_string</text:p>
          </table:table-cell>
        </table:table-row>
        <table:table-row>
          <table:table-cell table:style-name="Tableau9.A2" office:value-type="string">
            <text:p text:style-name="P24">ECLI_STRING_LONGVARBINARY</text:p>
          </table:table-cell>
          <table:table-cell table:style-name="Tableau9.A2" office:value-type="string">
            <text:p text:style-name="P24">LONGVARBINARY</text:p>
          </table:table-cell>
          <table:table-cell table:style-name="Tableau9.A2" office:value-type="string">
            <text:p text:style-name="P24">STRING</text:p>
          </table:table-cell>
          <table:table-cell table:style-name="Tableau9.D2" office:value-type="string">
            <text:p text:style-name="P25">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5">class</text:p>
      <text:p text:style-name="Eiffel"><text:s text:c="8"/><text:span text:style-name="T14">ORACLE_VARCHAR2</text:span></text:p>
      <text:p text:style-name="P35">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5">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5">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20"><text:soft-page-break/>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8403287" text:continue-list="list38396619" text:style-name="L4">
        <text:list-item>
          <text:p text:style-name="P48">ECLI_CHAR <text:tab/><text:tab/><text:span text:style-name="T16"></text:span> ECLI_GENERIC_VALUE [STRING] </text:p>
        </text:list-item>
        <text:list-item>
          <text:p text:style-name="P48">ECLI_VARCHAR <text:tab/><text:span text:style-name="T16"></text:span> ECLI_GENERIC_VALUE [STRING] </text:p>
        </text:list-item>
        <text:list-item>
          <text:p text:style-name="P48">ECLI_INTEGER <text:tab/><text:tab/><text:span text:style-name="T16"></text:span> ECLI_GENERIC_VALUE [INTEGER] </text:p>
        </text:list-item>
        <text:list-item>
          <text:p text:style-name="P48">ECLI_FLOAT <text:tab/><text:tab/><text:span text:style-name="T16"></text:span> ECLI_GENERIC_VALUE [DOUBLE] </text:p>
        </text:list-item>
        <text:list-item>
          <text:p text:style-name="P48">ECLI_DOUBLE <text:tab/><text:tab/><text:span text:style-name="T16"></text:span> ECLI_GENERIC_VALUE [DOUBLE] </text:p>
        </text:list-item>
        <text:list-item>
          <text:p text:style-name="P48">ECLI_REAL <text:tab/><text:tab/><text:span text:style-name="T16"></text:span> ECLI_GENERIC_VALUE [REAL] </text:p>
        </text:list-item>
        <text:list-item>
          <text:p text:style-name="P48">ECLI_DATE <text:tab/><text:tab/><text:span text:style-name="T16"></text:span> ECLI_GENERIC_VALUE [DT_DATE] </text:p>
        </text:list-item>
        <text:list-item>
          <text:p text:style-name="P48">ECLI_TIMESTAMP <text:tab/><text:span text:style-name="T16"></text:span> ECLI_GENERIC_VALUE [DT_DATE_TIME] </text:p>
        </text:list-item>
        <text:list-item>
          <text:p text:style-name="P48">ECLI_TIME <text:tab/><text:tab/><text:span text:style-name="T16"></text:span> ECLI_GENERIC_VALUE [DT_TIME] </text:p>
        </text:list-item>
        <text:list-item>
          <text:p text:style-name="P45">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3"><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3">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3">end</text:p>
      <text:p text:style-name="P21">ECLI_STATEMENT features related to getting results :   </text:p>
      <table:table table:name="Tableau12" table:style-name="Tableau12">
        <table:table-column table:style-name="Tableau12.A"/>
        <table:table-column table:style-name="Tableau12.B"/>
        <text:soft-page-break/>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40">Some RDBMS support procedure calls that return multiple result sets.</text:p>
      <text:p text:style-name="P39">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9">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h text:style-name="Heading_20_1" text:outline-level="1"><text:bookmark text:name="Getting result-setmetadata"/><text:soft-page-break/>Getting result-set metadata</text:h>
      <text:p text:style-name="Standard">It is often interesting to get a description of a result-set, known as metadata. The following example shows how it is possible to get the names of the resulting rows :  </text:p>
      <text:list xml:id="list38422755" text:continue-numbering="true" text:style-name="L4">
        <text:list-header>
          <text:p text:style-name="P74"><text:bookmark text:name="code3"/>show_column_names (stmt : <text:span text:style-name="T11">ECLI_STATEMENT</text:span>) is</text:p>
          <text:p text:style-name="P74"><text:s text:c="4"/><text:span text:style-name="T12">local</text:span></text:p>
          <text:p text:style-name="P74"><text:s text:c="8"/>i, width : <text:span text:style-name="T11">INTEGER</text:span></text:p>
          <text:p text:style-name="P74"><text:s text:c="8"/>s : <text:span text:style-name="T11">STRING</text:span></text:p>
          <text:p text:style-name="P74"><text:s text:c="4"/><text:span text:style-name="T12">do</text:span></text:p>
          <text:p text:style-name="P74"><text:s text:c="8"/>stmt.<text:span text:style-name="T2">describe_results</text:span></text:p>
          <text:p text:style-name="P74"><text:s text:c="8"/><text:span text:style-name="T12">from</text:span></text:p>
          <text:p text:style-name="P74"><text:s text:c="12"/>i := 1</text:p>
          <text:p text:style-name="P74"><text:s text:c="8"/><text:span text:style-name="T12">until</text:span></text:p>
          <text:p text:style-name="P74"><text:s text:c="12"/>i &gt; stmt.<text:span text:style-name="T2">results_description</text:span>.count</text:p>
          <text:p text:style-name="P74"><text:s text:c="8"/><text:span text:style-name="T12">loop</text:span></text:p>
          <text:p text:style-name="P74"><text:s text:c="12"/>width := stmt.<text:span text:style-name="T2">results_description.item (i)</text:span>.<text:span text:style-name="T2">column_precision</text:span></text:p>
          <text:p text:style-name="P74"><text:s text:c="12"/><text:span text:style-name="T12">create</text:span> s.make (width)</text:p>
          <text:p text:style-name="P74"><text:s text:c="12"/>s.append (stmt.<text:span text:style-name="T2">results_description.item (i)</text:span>.<text:span text:style-name="T2">name</text:span>)</text:p>
          <text:p text:style-name="P74"><text:s text:c="12"/>-- pad with blanks</text:p>
          <text:p text:style-name="P74"><text:s text:c="12"/><text:span text:style-name="T12">from</text:span></text:p>
          <text:p text:style-name="P74"><text:s text:c="16"/>width := width - s.count</text:p>
          <text:p text:style-name="P74"><text:s text:c="12"/><text:span text:style-name="T12">until</text:span></text:p>
          <text:p text:style-name="P74"><text:s text:c="16"/>width &lt;= 0</text:p>
          <text:p text:style-name="P74"><text:s text:c="12"/><text:span text:style-name="T12">loop</text:span></text:p>
          <text:p text:style-name="P74"><text:s text:c="16"/>s.append_character (' ')</text:p>
          <text:p text:style-name="P74"><text:s text:c="16"/>width := width - 1</text:p>
          <text:p text:style-name="P74"><text:s text:c="12"/><text:span text:style-name="T12">end</text:span></text:p>
          <text:p text:style-name="P74"><text:s text:c="12"/>io.put_string (s)</text:p>
          <text:p text:style-name="P74"><text:s text:c="12"/><text:span text:style-name="T12">if</text:span> i &lt;= stmt.<text:span text:style-name="T18">results_description</text:span>.count <text:span text:style-name="T11">then</text:span></text:p>
          <text:p text:style-name="P74"><text:s text:c="16"/>io.put_character ('|')</text:p>
          <text:p text:style-name="P74"><text:s text:c="12"/><text:span text:style-name="T12">end</text:span></text:p>
          <text:p text:style-name="P74"><text:s text:c="12"/>i := i + 1</text:p>
          <text:p text:style-name="P74"><text:s text:c="8"/><text:span text:style-name="T12">end</text:span></text:p>
          <text:p text:style-name="P74"><text:s text:c="8"/>io.put_character ('%N')</text:p>
          <text:p text:style-name="P74"><text:s text:c="4"/><text:span text:style-name="T12">end</text:span></text:p>
          <text:p text:style-name="P45"/>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h text:style-name="Heading_20_1" text:outline-level="1"/>
      <text:h text:style-name="P27" text:outline-level="1">Stored procedures</text:h>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1"><text:bookmark text:name="code4"/>statement.set_sql ("{call my_procedure}")</text:p>
      <text:p text:style-name="P30">statement.execute</text:p>
      <text:p text:style-name="Standard">A procedure with parameters can be called this way</text:p>
      <text:p text:style-name="P31"><text:bookmark text:name="code5"/>statement.set_sql ("{call my_other_procedure (33,'HectoPascal')}")</text:p>
      <text:p text:style-name="P30">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h text:style-name="Heading_20_1" text:outline-level="1">Transactions</text:h>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h text:style-name="Heading_20_1" text:outline-level="1"><text:bookmark text:name="ParameterizedStmts"/>Parameterized statements</text:h>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6"><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7"><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5">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8407077" text:continue-numbering="true" text:style-name="L4">
        <text:list-item>
          <text:p text:style-name="P51">Step 1 : parameters objects are passed in an array - <text:span text:style-name="Emphasis">set_parameters</text:span> Another way of binding is "by name" - <text:span text:style-name="Emphasis">put_parameter</text:span> </text:p>
        </text:list-item>
        <text:list-item>
          <text:p text:style-name="P45">Step 2 : Parameters must be bound.  This way, they are considered by the underlying driver as transfer buffers from the application to the database. </text:p>
        </text:list-item>
        <text:list-item>
          <text:p text:style-name="P45">Step 3 : Statement is executed </text:p>
        </text:list-item>
        <text:list-item>
          <text:p text:style-name="P45">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h text:style-name="P26" text:outline-level="1"><text:bookmark text:name="Tracing_"/>Tracing</text:h>
      <text:h text:style-name="P42"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0">/tmp/trace.sql be</text:span> the tracefile; the batch of SQL statements can be executed using this command : </text:p>
      <text:list xml:id="list38416193" text:continue-numbering="true" text:style-name="L4">
        <text:list-header>
          <text:p text:style-name="P72"><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9">select * from REGISTRATION;</text:p>
      <text:p text:style-name="P29">--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18" text:outline-level="2"><text:soft-page-break/>ODBC API Tracing</text:h>
      <text:p text:style-name="P22">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h text:style-name="Heading_20_1" text:outline-level="1"><text:bookmark text:name="OptimizingforPerformance"/>Optimizing for "performance"</text:h>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8412188" text:continue-numbering="true" text:style-name="L4">
        <text:list-item>
          <text:p text:style-name="P73"><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3"><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2652031715494487627" text:style-name="L12">
        <text:list-item>
          <text:p text:style-name="P69">Scan statement </text:p>
        </text:list-item>
        <text:list-item>
          <text:p text:style-name="P71">Validate statement </text:p>
        </text:list-item>
        <text:list-item>
          <text:p text:style-name="P71">Optimize </text:p>
        </text:list-item>
        <text:list-item>
          <text:p text:style-name="P71">Generate access plan </text:p>
        </text:list-item>
        <text:list-item>
          <text:p text:style-name="P67">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
      <text:p text:style-name="Eiffel"><text:soft-page-break/>--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he relationship disappears by calling ECLI_STATEMENT.close.</text:p>
      <text:p text:style-name="Standard"><text:soft-page-break/>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h text:style-name="Heading_20_1" text:outline-level="1"><text:bookmark-start text:name="ECLI_goodies"/><text:bookmark text:name="Conclusion"/>Other ECLI goodies that are not addressed by this tutorial<text:bookmark-end text:name="ECLI_goodies"/></text:h>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8"/>
      <text:p text:style-name="P38">Feature {ECLI_SESSION}.info gives access to an instance of ECLI_DBMS_INFORMATION. <text:s/>This class gives various informations about the underlying DBMS capabilities.</text:p>
      <text:h text:style-name="Heading_20_1" text:outline-level="1">Conclusion</text:h>
      <text:p text:style-name="Standard">This tutorial has shown the most important features of ECLI. </text:p>
      <text:p text:style-name="Standard"><text:soft-page-break/>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p text:style-name="Standard"/>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0-12-20">
            <text:p text:style-name="Standard">2010-12-20</text:p>
          </table:table-cell>
          <table:table-cell table:style-name="Table1.B2" office:value-type="string">
            <text:p text:style-name="Standard">ECLI_STRING descendants. </text:p>
            <text:p text:style-name="Standard">Error handlers.</text:p>
          </table:table-cell>
        </table:table-row>
        <table:table-row>
          <table:table-cell table:style-name="Table1.A2" office:value-type="date" office:date-value="2010-06-03">
            <text:p text:style-name="Standard">2010-06-03</text:p>
          </table:table-cell>
          <table:table-cell table:style-name="Table1.B2"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2009-03-09</text:p>
          </table:table-cell>
          <table:table-cell table:style-name="Table1.B2" office:value-type="string">
            <text:p text:style-name="Standard">Spoke about ECLI_ROWSET_MODIFIER.</text:p>
            <text:p text:style-name="Standard">Updated documentation</text:p>
          </table:table-cell>
        </table:table-row>
        <table:table-row>
          <table:table-cell table:style-name="Table1.A2" office:value-type="date" office:date-value="2005-01-07">
            <text:p text:style-name="Standard">2005-01-07</text:p>
          </table:table-cell>
          <table:table-cell table:style-name="Table1.B2" office:value-type="string">
            <text:p text:style-name="Standard">Multiple result-sets</text:p>
          </table:table-cell>
        </table:table-row>
        <table:table-row>
          <table:table-cell table:style-name="Table1.A2" office:value-type="date" office:date-value="2000-06-20">
            <text:p text:style-name="Standard">2000-06-20</text:p>
          </table:table-cell>
          <table:table-cell table:style-name="Table1.B2" office:value-type="string">
            <text:p text:style-name="Standard">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_20_1"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100%"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100%"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3</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 Tutorial</dc:title>
    <dc:date>2012-08-27T18:27:28.04</dc:date>
    <dc:creator>Paul G. Crismer</dc:creator>
    <meta:generator>OpenOffice.org/3.4$Win32 OpenOffice.org_project/340m1$Build-9590</meta:generator>
    <meta:editing-duration>P1DT59M13S</meta:editing-duration>
    <meta:editing-cycles>54</meta:editing-cycles>
    <meta:document-statistic meta:table-count="24" meta:image-count="2" meta:object-count="0" meta:page-count="23" meta:paragraph-count="895" meta:word-count="5589" meta:character-count="39485"/>
    <meta:user-defined meta:name="Date">10/11/96</meta:user-defined>
    <meta:user-defined meta:name="Info 3"/>
    <meta:user-defined meta:name="Info 4"/>
    <meta:user-defined meta:name="Version">8.0.3410</meta:user-defined>
  </office:meta>
</office:document-meta>
</file>